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fo:text-shadow="none"/>
    </style:style>
    <style:style style:name="T3" style:family="text">
      <style:text-properties style:text-line-through-style="solid" fo:text-shadow="none"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Hospital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The law of benevolence and justice/</text:p>
      <text:p text:style-name="P4">?([Hebrew])/</text:p>
      <text:p text:style-name="P4"/>
      <text:p text:style-name="P4">[Page 1]</text:p>
      <text:p text:style-name="P4">"For I know him, that he will command his children/ and his household after him, and they shall keep/ the way of the Lord, <text:span text:style-name="T1">do</text:span> to do justice and judgment"./ <text:s/>Dear Brethren! <text:s/>This sentence which the writer of the/ Pentateuch was inspired to chronicle, as an honorable me-/-morial of Abraham's sterling worth, recalled to my mind,/ when I recently perused it, the expression I once made in/ familiar conversation. <text:s/>The merits of <text:span text:style-name="T1">our</text:span> the father <text:span text:style-name="T1">Abraham</text:span>/ of our people, and those of the greatest among prophets,/ were discussed, and I was requested to decide, which could/ claim the preeminence. <text:s/>I briefly answered: The virtues/ of Moses are a reflection of Abraham's virtues./ </text:p>
      <text:p text:style-name="P4">And if you will ponder on the subject, you will coincide/ with my opinion. <text:s/>The son of Amram excelled all/ his contemporaries in humility and religious zeal, because/ he copied the life of one who had been, in his age, the/ prototype of righteousness. <text:s/>"The meekest of all men",/ had chosen as his pattern, the patriarch who acknowledged/ himself to be "but dust and ashes." <text:s/>He whose love/ of Israel and Israel's God, rendered him unmindful of his/ own temporal happiness, reproduced the self-denial/ of that parent, who would have yielded his only/</text:p>
      <text:p text:style-name="P4"/>
      <text:p text:style-name="P4"><text:soft-page-break/>[Page 2]</text:p>
      <text:p text:style-name="P4">beloved son, to the worship of his Almighty Protector./ <text:s/>But To[sic!] both, my friends! must the whole human race,/ bow with equal reverence; for they alike did, in a/ moral sense, change the face of the world./</text:p>
      <text:p text:style-name="P4">If the glory of having first unfurled the banner of/ Truth is due to Abraham, that of having widened its/ folds, and spread them far, must be awarded to/ Moses. <text:s/>Wheresoever brutal force has given/ room to equity; kindliness has superseded selfishness,/ there, have those principles been silently at work, which the founder/ of our nation implanted, and his godly successor caused/ to develop. <text:s/>There, has mankind learnt to understand the/ <text:span text:style-name="T1">pers</text:span> characters inscribed upon the <text:span text:style-name="T1">banner</text:span> standard we uphold [Hebrew] "God/ is our father, and we all are the creatures of his love"./</text:p>
      <text:p text:style-name="P4">Verily I say unto you, that not until every being that draws/ the breath of life, shall have learnt to acknowledge One/ Universal shepherd, with the impartings of those two great/ teachers cease to be proclaimed./</text:p>
      <text:p text:style-name="P4">But while the humanising[sic!] effects of the Mosaic code are/ admitted by all thinking minds, none adequately show/ the unparalleled worth of that law, which the Apostle of/</text:p>
      <text:p text:style-name="P4"/>
      <text:p text:style-name="P4">[Page 3]</text:p>
      <text:p text:style-name="P4">the true God, promulgated in Ur of the Chaldeans,/ and on the plains of Mamri. <text:s/>The Scriptural/ passage I have quoted above, reveals all its beauty/ in unadorned simplicity. <text:s/>That tells us, why was Abraham/ so divinely favored; why he was called the "friend of God."/ <text:s/>The English rendering of it, however, does not <text:span text:style-name="T1">entirely</text:span> altogether convey/ its meaning. <text:s/>The verb [Hebrew] occurring in it, is variously/ employed in the Bible, and the word [Hebrew] is too com-/-prehensive, that we may find in the vernacular an/ equivocal term. <text:s/>I will endeavour, by a few prefa-/-tory remarks, to unfold more <text:span text:style-name="T2">fully intelligibly</text:span> lucidly its real signification./ <text:s/>When the iniquity of the people of Sodom, exceeded/ the long-suffering of the Deity, He, that chasteneth/ to instruct, made Abraham supernaturally acquainted/ with their impending doom. <text:s/>The Lord judged it/ necessary that he, through whose virtues all the nations/ of the earth, were ultimately to be blessed, should know/ the fate which awaited those who had contravened the/ law He implanted in every breast. <text:s/>His righteous/ servant would thus acquire a deeper conviction of its sanctity,/</text:p>
      <text:p text:style-name="P4"/>
      <text:p text:style-name="P4">[Page 4]</text:p>
      <text:p text:style-name="P4">and strive to imbue therewith the heart of his <text:span text:style-name="T1">posterity</text:span> progeny./ <text:s/>Hence does Holy Writ express itself as follows [Hebrew]/ [Hebrew]/ "For I have <text:span text:style-name="T1">sle</text:span> selected him, that he may command/ his children and his household after him, to keep/ the way of the Lord, by exercising <text:span text:style-name="T6">benevolence</text:span><text:span text:style-name="T7"> and </text:span><text:span text:style-name="T6">justice</text:span><text:span text:style-name="T7">."/ <text:s/>This, my Brethren, is the law which our father/ Abraham discovered by searching into his noble heart;/ this, is the law which he imparted, when, alone/ </text:span><text:span text:style-name="T4">among</text:span><text:span text:style-name="T7"> in a heathen world, he </text:span><text:span text:style-name="T4">practices</text:span><text:span text:style-name="T7"> invoked the name of/ the Eternal God," and the same law it is, which he/ was commissioned to hand down to unborn generations./ <text:s/>Even, Benevolence and justice. <text:s/>Upon us, as the legitimate/ descendants of the godly patriarch, it is incumbent/ to exemplify those qualities in our daily walks./ <text:s/>We are especially to exhibit in our </text:span><text:span text:style-name="T4">lif</text:span><text:span text:style-name="T7"> lives the virtues/ by which the founder of our nation was distinguished &amp; for which </text:span><text:span text:style-name="T4">and</text:span><text:span text:style-name="T7"> he was loved by the Almighty/ because, like him, were we set up [Hebrew] as a beacon/ light to the gentiles; because through us will the ce-/lestial promise made to the first believer be verified./ <text:s/>[Hebrew]/</text:span></text:p>
      <text:p text:style-name="P5"/>
      <text:p text:style-name="P5">[Page 5]</text:p>
      <text:p text:style-name="P4"><text:span text:style-name="T7">The Israelite who exercises benevolence and justice,/ does therefore promote the design of the Most High./ <text:s/>He is the messenger of His will, who labors to establish/ the Kingdom of heaven upon earth. <text:s/>But the practice/ of the </text:span><text:span text:style-name="T4">n</text:span><text:span text:style-name="T7"> two noble virtues must be inseparably connected./ <text:s/>He misapprehends his mission, who </text:span><text:span text:style-name="T4">upholds</text:span><text:span text:style-name="T7"> obeys the former/ and disregards the latter; or who conceives that an </text:span><text:span text:style-name="T4">regard</text:span><text:span text:style-name="T7"> </text:span><text:soft-page-break/><text:span text:style-name="T7">unflinching/ adherence to justice, is an exemption from benevolence./ <text:s/>What, if a person be kindly disposed, and yet be treated/ with dishonesty? <text:s/></text:span><text:span text:style-name="T4">If</text:span><text:span text:style-name="T7"> Or, if he </text:span><text:span text:style-name="T4">deals uprightly with the</text:span><text:span text:style-name="T7"> holds in his hands even weights/ </text:span><text:span text:style-name="T4">world at large,</text:span><text:span text:style-name="T7"> but is stone-hearted towards his fellow-/mortals? <text:s/>The faithful child of "Abram the/ Hebrew" my dear Brethren! will neither stoop to/ commit a mean action, nor turn a deaf ear to the cry/ of humanity. <text:s/>Like an impregnable rack he will/ continue on the stand </text:span><text:span text:style-name="T4">ing</text:span><text:span text:style-name="T7"> where he was eminently/ raised. <text:s/>From thence will he teach all the way that leads/ to the Lord. <text:s/>The exhalations of a corrupt society,/ may gather around him, but he will escape their/ baneful influence. <text:s/></text:span><text:span text:style-name="T4">Cruelty and barbarity may wield</text:span><text:span text:style-name="T7"> The black storms of cruelty may rage/ </text:span><text:span text:style-name="T4">the sway, but he will not pay obeisance to their rule.</text:span><text:span text:style-name="T7"> abroad, but the gentle breeze of kindliness will </text:span><text:span text:style-name="T4">not</text:span><text:span text:style-name="T7"> never leave his abode./</text:span></text:p>
      <text:p text:style-name="P5"/>
      <text:p text:style-name="P5">[Page 6]</text:p>
      <text:p text:style-name="P5"><text:tab/>But while I can proudly point to my coreligionists/ as to the exponents of the law of beneficence; as/ the compassionate children of compassionate parents,/ [Hebrew], I shall not disguise from you,/ that some of them, give our neighbour of a different/ creed, occasion to charge as with the violation of the/ law of justice, to complain that public wrongs are committed/ or conceived at by us to compass dishonest ends./</text:p>
      <text:p text:style-name="P4"><text:span text:style-name="T7">Tell me not, that our accusers are perhaps stained/ with a deeper hue of impurity. <text:s/>I have said it before./ <text:s/>Were the whole body politic steeped in vice, we/ must keep free from </text:span><text:span text:style-name="T4">f </text:span><text:span text:style-name="T7">the prevailing infection./ <text:s/>Abraham was surrounded on all sides by heinous crimes, yet,/ he preserved his innocence. <text:s/>Nay, he refused what/ he could have legally claimed, lest the world might/ exclaim "Abraham grew rich by spoil and plunder."/ <text:s/>But what most grieves my heart is, to hear sundry/ of </text:span><text:span text:style-name="T4">the Mosaic behests</text:span><text:span text:style-name="T7"> our religious practices continued, by reason of/ our prevarications; and that, not alone by/</text:span></text:p>
      <text:p text:style-name="P5"/>
      <text:p text:style-name="P5">[Page 7]</text:p>
      <text:p text:style-name="P4"><text:span text:style-name="T7">the </text:span><text:span text:style-name="T4">son of the</text:span><text:span text:style-name="T7"> stranger, but </text:span><text:span text:style-name="T4">but by</text:span><text:span text:style-name="T7"> by the son of Israel</text:span><text:span text:style-name="T4">ites</text:span><text:span text:style-name="T7">./ </text:span><text:span text:style-name="T4">themselves.</text:span><text:span text:style-name="T7"> <text:s/>Some among my Brethren, have asserted/ that those who appear most rigid in outward/ observances, are generally less faithful to the law/ of benevolence and justice. <text:s/>I deny it. <text:s/>Experience/ has convinced me of the contrary. <text:s/>He who fears to/ disobey </text:span><text:span text:style-name="T4">God</text:span><text:span text:style-name="T7"> the ancestral behests, will fear to wrong his neighbour./</text:span></text:p>
      <text:p text:style-name="P5">But conceding the point, for the sake of argument,/ are we to draw thence the inference, that moral/ and ceremonial precepts are antagonistical to each/ other? <text:s/>Where do we find it written for instance that/ a Hebrew man, by arraying himself with the/ phylacteries (Tephilim) is exonerated from the duty/ [Hebrew] of dealing with rectitude? <text:s/>That/ by constantly wearing fringes (Zizit) in one of his/ under garments, he is absolved from the obligation/ of assisting his fellow-mortals? <text:s/>Or, that/ if he daily devotes some of his time to prayers, he/ may engage the rest to the indulgence of a/ wanton disposition? <text:s/>No, no [Hebrew]/</text:p>
      <text:p text:style-name="P5"/>
      <text:p text:style-name="P5">[Page 8]</text:p>
      <text:p text:style-name="P5">"The exercise of benevolence and justice is more/ acceptable to the Lord than sacrifices"./</text:p>
      <text:p text:style-name="P4"><text:span text:style-name="T7">The external </text:span><text:span text:style-name="T4">practices</text:span><text:span text:style-name="T7"> tokens of our </text:span><text:span text:style-name="T4">religion</text:span><text:span text:style-name="T7"> faith are not the/ key which opens the temple of iniquity, but the/ rivet which fastens its gates and bars. <text:s/>[Hebrew]/ "The commandments were given for human advantage"./ <text:s/>If they strengthen us in the pursuit of integrity; if/ they render us good and kind to all the creatures/ of the earth, and grateful to the Universal Creator,/ they perform, through us, their intended object./ <text:s/>If they, on the contrary, are sought after, as a cloak/ to our perversity, then, they lose their efficacy,/ and will not screen their votaries from the fire of/ perdition. <text:s/>But a son of Israel should/ be the last to attribute to the performance of/ cerimonial[sic!] injunctions a pernicious effect./ <text:s/>He should study their sublime purpose, which is,/ to keep us in constant com[m]union with our heavenly/ Maker. <text:s/>He should not cast false imputations/ at his religion, but rather palliate the short-/</text:span></text:p>
      <text:p text:style-name="P5"/>
      <text:p text:style-name="P5">[Page 9]</text:p>
      <text:p text:style-name="P4"><text:soft-page-break/><text:span text:style-name="T7">-comings of his brethren, and pray to God that/ the bright virtues of many, may hide the black/ stains of a few. <text:s/>The example of our father/ Abraham ought to teach him that course. <text:s/>He that/ had </text:span><text:span text:style-name="T6">ever</text:span><text:span text:style-name="T7"> been righteous, did not disdain even to/ intercede for the wicked. <text:s/>Nay, more: the inhabitants/ of the doomed cities were strangers to him, and they/ had been guilty of most infamous </text:span><text:span text:style-name="T4">delinquencies</text:span><text:span text:style-name="T7"> crimes./ <text:s/>So does Ezekiel describe the iniquity of Sodom./ <text:s/>[Hebrew]/ [Hebrew] "</text:span><text:span text:style-name="T4">And they became haughty</text:span><text:span text:style-name="T7"> Pride, satiety/ abundance of idleness were in hers and in her daughters,/ and the hand of the poor and needy she did not streng/</text:span><text:span text:style-name="T4">g</text:span><text:span text:style-name="T7">then." <text:s/>[Hebrew] <text:s/>"And they grew/ haughty, and committed abominations before me"./ <text:s/>Yet for them did Abraham fervently beseech the/ Lord. <text:s/>The law written upon the tablets of his heart,/ impelled him. <text:s/>Had he implored that the lives/ of the good might be spared, he would have only/ exhibited a </text:span><text:span text:style-name="T6">proper sense of justice</text:span><text:span text:style-name="T7">. <text:s/>Had he only/ supplicated for the deliverance of his nephew,/</text:span></text:p>
      <text:p text:style-name="P4"><text:span text:style-name="T7"/></text:p>
      <text:p text:style-name="P4"><text:span text:style-name="T7">[Page 10]</text:span></text:p>
      <text:p text:style-name="P4"><text:span text:style-name="T7">he would have evinced a natural but not a bene-/-volent feeling</text:span><text:span text:style-name="T4">s</text:span><text:span text:style-name="T7">. <text:s/>No, he committed the salvation/ of Lot </text:span><text:span text:style-name="T4">to</text:span><text:span text:style-name="T7"> to Divine mercy, but endeavoured to pro-/-pitiate it also in behalf of those who had forfeited it/ by their flagitious conduct. <text:s/>His noble/ heart was replete with love for all mankind./ <text:s/>Each throbbing of his breast was kindness and com-/-miseration. <text:s/>The Rabbins did not exag[g]erate, when/ they wrote that the venerable presence of our patriarch,/ must have been in the mind of Isaiah, as he was/ delineating the qualities of him who shall dwell on/ high, namely, "to walk righteously, and speak up-/-rightly, to despise the gain of oppression, to shake/ the hand not to hold bribe, to top the ear not to/ hear of blood, and to shut the eyes not to see evil"./ <text:s/>For benevolence and justice were the law which our/ godly father professed, and the virtues enumerated/ by the inspired son of Amoz, are its legitimate/ offspring. <text:s/>Brethren! "look up unto Abraham/ your father" [Hebrew]/</text:span></text:p>
      <text:p text:style-name="P4"><text:span text:style-name="T7"/></text:p>
      <text:p text:style-name="P4"><text:span text:style-name="T7">[Page 11]</text:span></text:p>
      <text:p text:style-name="P4"><text:span text:style-name="T7">He </text:span><text:span text:style-name="T4">as</text:span><text:span text:style-name="T7"> is one of nature's noblest creations. <text:s/>Strive/ to copy that sublime exemplar, and ye also shall </text:span><text:span text:style-name="T3">also</text:span><text:span text:style-name="T7">/ abide upon high, your spiritual eyes shall see/ the King of the world in all His glory; they/ shall behold the land that is far off, where </text:span><text:span text:style-name="T4">joy</text:span><text:span text:style-name="T7"> happiness/ </text:span><text:span text:style-name="T6">reigns </text:span><text:span text:style-name="T5">sof</text:span><text:span text:style-name="T6"> supreme [Hebrew]</text:span><text:span text:style-name="T7">./ <text:s/>And as an expression of your fraternal sentiments, let me/ now ask that individuals be appointed from this Congregation, who may/ at a general gathering discuss the merits of a project that/ </text:span><text:span text:style-name="T4">now</text:span><text:span text:style-name="T7"> occupies at present the mind of many among our fellow-/believers. <text:s/>I have, my dear Brethren! been officially/ requested to urge your cooperation in establishing a/ Jewish Hospital in our city. <text:s/>But the subject commends/ </text:span><text:span text:style-name="T6">itself</text:span><text:span text:style-name="T7"> to your consideration. <text:s/>I am not prepared to say/ that the plan is feasible or its adoption expedient, but whether it will/ be </text:span><text:span text:style-name="T4">shaped</text:span><text:span text:style-name="T7"> effected entirely, or it will be so modified as not to entail the/ large </text:span><text:span text:style-name="T4">an</text:span><text:span text:style-name="T7"> expenditure which the support of such an institution/ will demand, it must be evident to all that means/ ought to be provided, by which a consciencious[sic!] Israelite/ may not be compelled to feed, in the days of illness,/ on that which he loathed, from religious scruples,/</text:span></text:p>
      <text:p text:style-name="P4"><text:span text:style-name="T7"/></text:p>
      <text:p text:style-name="P4"><text:span text:style-name="T7">[Page 12]</text:span></text:p>
      <text:p text:style-name="P4"><text:span text:style-name="T7">while in the enjoyment of health. <text:s/>Give your/ counsel, and good will arise from the combined efforts/ of the </text:span><text:span text:style-name="T4">benevolent and just</text:span><text:span text:style-name="T7"> descendants of Abraham/ </text:span><text:span text:style-name="T4">our father</text:span><text:span text:style-name="T7">, when imbued with a spirit of benevolence/ and justi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9T14:00:22.97</meta:creation-date>
    <dc:date>2012-04-10T11:29:21.61</dc:date>
    <dc:creator>Penn Libraries</dc:creator>
    <meta:editing-duration>PT00H29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94" meta:word-count="2272" meta:character-count="13837"/>
  </office:meta>
</office:document-meta>
</file>